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66f93" officeooo:paragraph-rsid="00166f93"/>
    </style:style>
    <style:style style:name="P2" style:family="paragraph" style:parent-style-name="Text_20_body">
      <style:text-properties officeooo:rsid="00166f93" officeooo:paragraph-rsid="00167d2b"/>
    </style:style>
    <style:style style:name="P3" style:family="paragraph" style:parent-style-name="Text_20_body">
      <style:text-properties officeooo:rsid="00166f93" officeooo:paragraph-rsid="001a5c0c"/>
    </style:style>
    <style:style style:name="P4" style:family="paragraph" style:parent-style-name="Text_20_body">
      <style:text-properties officeooo:rsid="00167d2b" officeooo:paragraph-rsid="00167d2b"/>
    </style:style>
    <style:style style:name="P5" style:family="paragraph" style:parent-style-name="Text_20_body">
      <style:text-properties fo:font-weight="bold" officeooo:rsid="00167d2b" officeooo:paragraph-rsid="00167d2b" style:font-weight-asian="bold" style:font-weight-complex="bold"/>
    </style:style>
    <style:style style:name="P6" style:family="paragraph" style:parent-style-name="Text_20_body">
      <style:text-properties fo:font-weight="bold" officeooo:rsid="00169737" officeooo:paragraph-rsid="00169737" style:font-weight-asian="bold" style:font-weight-complex="bold"/>
    </style:style>
    <style:style style:name="P7" style:family="paragraph" style:parent-style-name="Text_20_body">
      <style:text-properties fo:font-weight="bold" officeooo:rsid="00169737" officeooo:paragraph-rsid="00167d2b" style:font-weight-asian="bold" style:font-weight-complex="bold"/>
    </style:style>
    <style:style style:name="P8" style:family="paragraph" style:parent-style-name="Text_20_body">
      <style:text-properties officeooo:rsid="00169737" officeooo:paragraph-rsid="00169737"/>
    </style:style>
    <style:style style:name="P9" style:family="paragraph" style:parent-style-name="Text_20_body">
      <style:text-properties officeooo:paragraph-rsid="00169737"/>
    </style:style>
    <style:style style:name="P10" style:family="paragraph" style:parent-style-name="Text_20_body">
      <style:text-properties fo:font-weight="normal" officeooo:rsid="00169737" officeooo:paragraph-rsid="00167d2b" style:font-weight-asian="normal" style:font-weight-complex="normal"/>
    </style:style>
    <style:style style:name="P11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9737" officeooo:paragraph-rsid="00169737"/>
    </style:style>
    <style:style style:name="P12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6f93" officeooo:paragraph-rsid="00166f93"/>
    </style:style>
    <style:style style:name="P1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6f93" officeooo:paragraph-rsid="00166f93"/>
    </style:style>
    <style:style style:name="P1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7d2b" officeooo:paragraph-rsid="00167d2b"/>
    </style:style>
    <style:style style:name="P1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9737" officeooo:paragraph-rsid="00169737"/>
    </style:style>
    <style:style style:name="P16" style:family="paragraph" style:parent-style-name="Title">
      <style:text-properties officeooo:rsid="00166f93" officeooo:paragraph-rsid="00166f93"/>
    </style:style>
    <style:style style:name="P17" style:family="paragraph" style:parent-style-name="Text_20_body">
      <style:text-properties officeooo:rsid="001b9e7f" officeooo:paragraph-rsid="001b9e7f"/>
    </style:style>
    <style:style style:name="P18" style:family="paragraph" style:parent-style-name="Text_20_body">
      <style:text-properties officeooo:rsid="00169737" officeooo:paragraph-rsid="00169737"/>
    </style:style>
    <style:style style:name="P19" style:family="paragraph" style:parent-style-name="Text_20_body">
      <style:text-properties officeooo:rsid="001e5d79" officeooo:paragraph-rsid="001e5d79"/>
    </style:style>
    <style:style style:name="P20" style:family="paragraph" style:parent-style-name="Text_20_body">
      <style:text-properties fo:color="#666666" officeooo:rsid="001e5d79" officeooo:paragraph-rsid="001e5d79"/>
    </style:style>
    <style:style style:name="P21" style:family="paragraph" style:parent-style-name="Text_20_body">
      <style:text-properties fo:font-weight="bold" officeooo:rsid="001e5d79" officeooo:paragraph-rsid="001e5d79" style:font-weight-asian="bold" style:font-weight-complex="bold"/>
    </style:style>
    <style:style style:name="P22" style:family="paragraph" style:parent-style-name="Text_20_body">
      <style:text-properties officeooo:rsid="001fea49" officeooo:paragraph-rsid="001fea49"/>
    </style:style>
    <style:style style:name="P23" style:family="paragraph" style:parent-style-name="Text_20_body">
      <style:text-properties officeooo:rsid="00207573" officeooo:paragraph-rsid="00207573"/>
    </style:style>
    <style:style style:name="P24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9737" officeooo:paragraph-rsid="00169737"/>
    </style:style>
    <style:style style:name="P25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1e5d79"/>
    </style:style>
    <style:style style:name="T1" style:family="text">
      <style:text-properties fo:color="#666666"/>
    </style:style>
    <style:style style:name="T2" style:family="text">
      <style:text-properties officeooo:rsid="00167d2b"/>
    </style:style>
    <style:style style:name="T3" style:family="text">
      <style:text-properties officeooo:rsid="001697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9737" style:font-weight-asian="bold" style:font-weight-complex="bold"/>
    </style:style>
    <style:style style:name="T6" style:family="text">
      <style:text-properties fo:font-weight="normal" officeooo:rsid="00169737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duct Landing Page – Brad Traversy – Youtube</text:p>
      <text:p text:style-name="P1"/>
      <text:p text:style-name="P1"><text:a xlink:type="simple" xlink:href="https://www.youtube.com/watch?v=61R5kn_kYwY" text:style-name="Internet_20_link" text:visited-style-name="Visited_20_Internet_20_Link">https://www.youtube.com/watch?v=61R5kn_kYwY</text:a></text:p>
      <text:p text:style-name="P12"/>
      <text:p text:style-name="P1"/>
      <text:h text:style-name="Heading_20_1" text:outline-level="1">The Set Up</text:h>
      <text:p text:style-name="Text_20_body"/>
      <text:h text:style-name="Heading_20_2" text:outline-level="2">Working Directory Structure</text:h>
      <text:p text:style-name="P3"/>
      <text:p text:style-name="P3">dist/ <text:span text:style-name="T1">// Folder to deploy to Netlify</text:span></text:p>
      <text:p text:style-name="P3"><text:tab/>css/</text:p>
      <text:p text:style-name="P3"><text:tab/><text:tab/><text:span text:style-name="T2">syle.css</text:span></text:p>
      <text:p text:style-name="P3"><text:tab/>img/</text:p>
      <text:p text:style-name="P3"><text:tab/><text:tab/><text:span text:style-name="T2">images</text:span></text:p>
      <text:p text:style-name="P3"><text:tab/>js/</text:p>
      <text:p text:style-name="P3">index.html</text:p>
      <text:p text:style-name="P4"/>
      <text:h text:style-name="Heading_20_2" text:outline-level="2">Download Simple Lightbox</text:h>
      <text:p text:style-name="P1"/>
      <text:p text:style-name="P1"><text:a xlink:type="simple" xlink:href="https://simplelightbox.com/" text:style-name="Internet_20_link" text:visited-style-name="Visited_20_Internet_20_Link">https://simplelightbox.com/</text:a></text:p>
      <text:p text:style-name="P1"/>
      <text:p text:style-name="P1">→ Put the files into css/ and js/</text:p>
      <text:p text:style-name="P13"/>
      <text:p text:style-name="P1"/>
      <text:h text:style-name="Heading_20_2" text:outline-level="2">Head Contents</text:h>
      <text:p text:style-name="P4"/>
      <text:h text:style-name="Heading_20_3" text:outline-level="3">Initial tags</text:h>
      <text:p text:style-name="Text_20_body"/>
      <text:p text:style-name="Text_20_body"><text:span text:style-name="T2">Emmet: </text:span>! <text:span text:style-name="T2">+ tab </text:span></text:p>
      <text:p text:style-name="P4"/>
      <text:p text:style-name="P4">&lt;!DOCTYPE html&gt;</text:p>
      <text:p text:style-name="P4">&lt;html lang="en"&gt;</text:p>
      <text:p text:style-name="P4"><text:s text:c="4"/>&lt;head&gt;</text:p>
      <text:p text:style-name="P4"><text:s text:c="8"/>&lt;meta charset="UTF-8" /&gt;</text:p>
      <text:p text:style-name="P4"><text:s text:c="8"/>&lt;meta name="viewport" content="width=device-width, initial-scale=1.0" /&gt;</text:p>
      <text:p text:style-name="P4"><text:soft-page-break/><text:s text:c="8"/>&lt;meta http-equiv="X-UA-Compatible" content="ie=edge" /&gt;</text:p>
      <text:p text:style-name="P4"><text:s text:c="8"/>&lt;title&gt;Phono - Headphones of the Future&lt;/title&gt;</text:p>
      <text:p text:style-name="P4"><text:s text:c="4"/>&lt;/head&gt;</text:p>
      <text:p text:style-name="P4"><text:s text:c="4"/>&lt;body&gt;&lt;/body&gt;</text:p>
      <text:p text:style-name="P4">&lt;/html&gt;</text:p>
      <text:p text:style-name="P14"/>
      <text:p text:style-name="P2"/>
      <text:h text:style-name="Heading_20_3" text:outline-level="3">Link CSS</text:h>
      <text:p text:style-name="P4"/>
      <text:p text:style-name="P4">&lt;!DOCTYPE html&gt;</text:p>
      <text:p text:style-name="P4">&lt;html lang="en"&gt;</text:p>
      <text:p text:style-name="P4"><text:s text:c="4"/>&lt;head&gt;</text:p>
      <text:p text:style-name="P4"><text:s text:c="8"/>&lt;meta charset="UTF-8" /&gt;</text:p>
      <text:p text:style-name="P4"><text:s text:c="8"/>&lt;meta name="viewport" content="width=device-width, initial-scale=1.0" /&gt;</text:p>
      <text:p text:style-name="P4"><text:s text:c="8"/>&lt;meta http-equiv="X-UA-Compatible" content="ie=edge" /&gt;</text:p>
      <text:p text:style-name="P5"><text:s text:c="8"/>&lt;link rel="stylesheet" href="dist/css/simplelightbox.min.css" /&gt;</text:p>
      <text:p text:style-name="P5"><text:s text:c="8"/>&lt;link rel="stylesheet" href="dist/css/style.css" /&gt;</text:p>
      <text:p text:style-name="P4"><text:s text:c="8"/>&lt;title&gt;Phono - Headphones of the Future&lt;/title&gt;</text:p>
      <text:p text:style-name="P4"><text:s text:c="4"/>&lt;/head&gt;</text:p>
      <text:p text:style-name="P4"><text:s text:c="4"/>&lt;body&gt;&lt;/body&gt;</text:p>
      <text:p text:style-name="P4">&lt;/html&gt;</text:p>
      <text:p text:style-name="P14"/>
      <text:p text:style-name="P4"/>
      <text:h text:style-name="Heading_20_3" text:outline-level="3">Link Font</text:h>
      <text:p text:style-name="P4"><text:tab/>→<text:span text:style-name="T3"> Using </text:span><text:span text:style-name="T5">catamaran</text:span><text:span text:style-name="T6"> font from Google Fonts</text:span></text:p>
      <text:p text:style-name="P10"><text:tab/>&lt;link href="https://fonts.googleapis.com/css?family=Catamaran&amp;display=swap" rel="stylesheet"&gt;</text:p>
      <text:p text:style-name="P10"/>
      <text:p text:style-name="P10">&lt;!DOCTYPE html&gt;</text:p>
      <text:p text:style-name="P10">&lt;html lang="en"&gt;</text:p>
      <text:p text:style-name="P10"><text:s text:c="4"/>&lt;head&gt;</text:p>
      <text:p text:style-name="P10"><text:s text:c="8"/>&lt;meta charset="UTF-8" /&gt;</text:p>
      <text:p text:style-name="P10"><text:s text:c="8"/>&lt;meta name="viewport" content="width=device-width, initial-scale=1.0" /&gt;</text:p>
      <text:p text:style-name="P10"><text:s text:c="8"/>&lt;meta http-equiv="X-UA-Compatible" content="ie=edge" /&gt;</text:p>
      <text:p text:style-name="P4"><text:span text:style-name="T6"><text:s text:c="8"/></text:span><text:span text:style-name="T5">&lt;link</text:span></text:p>
      <text:p text:style-name="P7"><text:s text:c="12"/>href="https://fonts.googleapis.com/css?family=Catamaran&amp;display=swap"</text:p>
      <text:p text:style-name="P7"><text:soft-page-break/><text:s text:c="12"/>rel="stylesheet"</text:p>
      <text:p text:style-name="P7"><text:s text:c="8"/>/&gt;</text:p>
      <text:p text:style-name="P10"><text:s text:c="8"/>&lt;link rel="stylesheet" href="dist/css/simplelightbox.min.css" /&gt;</text:p>
      <text:p text:style-name="P10"><text:s text:c="8"/>&lt;link rel="stylesheet" href="dist/css/style.css" /&gt;</text:p>
      <text:p text:style-name="P10"><text:s text:c="8"/>&lt;title&gt;Phono - Headphones of the Future&lt;/title&gt;</text:p>
      <text:p text:style-name="P10"><text:s text:c="4"/>&lt;/head&gt;</text:p>
      <text:p text:style-name="P10"><text:s text:c="4"/>&lt;body&gt;&lt;/body&gt;</text:p>
      <text:p text:style-name="P10">&lt;/html&gt;</text:p>
      <text:p text:style-name="P14"/>
      <text:p text:style-name="P4"/>
      <text:h text:style-name="Heading_20_3" text:outline-level="3">Link Font Awesome</text:h>
      <text:p text:style-name="P9"><text:span text:style-name="T3"><text:tab/>→ Log into </text:span><text:a xlink:type="simple" xlink:href="https://fontawesome.com/" text:style-name="Internet_20_link" text:visited-style-name="Visited_20_Internet_20_Link">https://fontawesome.com</text:a> →<text:span text:style-name="T3"> Kits</text:span></text:p>
      <text:p text:style-name="P8"/>
      <text:p text:style-name="P8">&lt;!DOCTYPE html&gt;</text:p>
      <text:p text:style-name="P8">&lt;html lang="en"&gt;</text:p>
      <text:p text:style-name="P8"><text:s text:c="4"/>&lt;head&gt;</text:p>
      <text:p text:style-name="P8"><text:s text:c="8"/>&lt;meta charset="UTF-8" /&gt;</text:p>
      <text:p text:style-name="P8"><text:s text:c="8"/>&lt;meta name="viewport" content="width=device-width, initial-scale=1.0" /&gt;</text:p>
      <text:p text:style-name="P8"><text:s text:c="8"/>&lt;meta http-equiv="X-UA-Compatible" content="ie=edge" /&gt;</text:p>
      <text:p text:style-name="P8"><text:s text:c="8"/><text:span text:style-name="T4">&lt;script src="https://kit.fontawesome.com/3f2db4c5ef.js"&gt;&lt;/script&gt;</text:span></text:p>
      <text:p text:style-name="P8"><text:s text:c="8"/>&lt;link</text:p>
      <text:p text:style-name="P8"><text:s text:c="12"/>href="https://fonts.googleapis.com/css?family=Catamaran&amp;display=swap"</text:p>
      <text:p text:style-name="P8"><text:s text:c="12"/>rel="stylesheet"</text:p>
      <text:p text:style-name="P8"><text:s text:c="8"/>/&gt;</text:p>
      <text:p text:style-name="P8"><text:s text:c="8"/>&lt;link rel="stylesheet" href="dist/css/simplelightbox.min.css" /&gt;</text:p>
      <text:p text:style-name="P8"><text:s text:c="8"/>&lt;link rel="stylesheet" href="dist/css/style.css" /&gt;</text:p>
      <text:p text:style-name="P8"><text:s text:c="8"/>&lt;title&gt;Phono - Headphones of the Future&lt;/title&gt;</text:p>
      <text:p text:style-name="P8"><text:s text:c="4"/>&lt;/head&gt;</text:p>
      <text:p text:style-name="P8"><text:s text:c="4"/>&lt;body&gt;&lt;/body&gt;</text:p>
      <text:p text:style-name="P8">&lt;/html&gt;</text:p>
      <text:p text:style-name="P15"/>
      <text:p text:style-name="P8"/>
      <text:h text:style-name="Heading_20_3" text:outline-level="3">Link Simple Lightbox js</text:h>
      <text:p text:style-name="P8"><text:tab/>→ Add JQuery CDN before.</text:p>
      <text:p text:style-name="P8"><text:tab/>→ Initialize with a simple JQuery line.</text:p>
      <text:p text:style-name="P8"/>
      <text:p text:style-name="P8">&lt;body&gt;</text:p>
      <text:p text:style-name="P8"><text:soft-page-break/><text:s text:c="8"/></text:p>
      <text:p text:style-name="P8"><text:s text:c="8"/><text:span text:style-name="T4">&lt;script src="</text:span><text:a xlink:type="simple" xlink:href="https://ajax.googleapis.com/ajax/libs/jquery/2.2.4/jquery.min.js" text:style-name="Internet_20_link" text:visited-style-name="Visited_20_Internet_20_Link"><text:span text:style-name="T4">https://ajax.googleapis.com/ajax/libs/jquery/2.2.4/jquery.min.js</text:span></text:a><text:span text:style-name="T4">"&gt;&lt;/script&gt;</text:span></text:p>
      <text:p text:style-name="P6"/>
      <text:p text:style-name="P6"><text:s text:c="8"/>&lt;script src="dist/js/simple-lightbox.min.js"&gt;&lt;/script&gt;</text:p>
      <text:p text:style-name="P6"/>
      <text:p text:style-name="P6"><text:s text:c="8"/>&lt;script&gt;</text:p>
      <text:p text:style-name="P6"><text:s text:c="12"/>$(function() {</text:p>
      <text:p text:style-name="P6"><text:s text:c="16"/>const $gallery = $(".gallery a").simpleLightbox();</text:p>
      <text:p text:style-name="P6"><text:s text:c="12"/>});</text:p>
      <text:p text:style-name="P6"><text:s text:c="8"/>&lt;/script&gt;</text:p>
      <text:p text:style-name="P8"><text:s text:c="4"/>&lt;/body&gt;</text:p>
      <text:p text:style-name="P11"/>
      <text:p text:style-name="P8"/>
      <text:h text:style-name="Heading_20_1" text:outline-level="1">Base/Core CSS Styles</text:h>
      <text:p text:style-name="P17"/>
      <text:p text:style-name="P17">styles.css</text:p>
      <text:p text:style-name="P17"/>
      <text:p text:style-name="P17">:root {</text:p>
      <text:p text:style-name="P17"><text:s text:c="4"/><text:span text:style-name="T1">/* :root representa el elemento &lt;html&gt; y es idéntico al selector html, excepto que su especificidad es mayor. */</text:span></text:p>
      <text:p text:style-name="P17"><text:s text:c="4"/>--primary-color: #333; <text:span text:style-name="T1">/* CSS Variables */</text:span></text:p>
      <text:p text:style-name="P17"><text:s text:c="4"/>--secondary-color: #444;</text:p>
      <text:p text:style-name="P17"><text:s text:c="4"/>--overlay-color: rgba(0, 0, 0, 0.7);</text:p>
      <text:p text:style-name="P17">}</text:p>
      <text:p text:style-name="P17"/>
      <text:p text:style-name="P17">* {</text:p>
      <text:p text:style-name="P17"><text:s text:c="4"/>box-sizing: border-box;</text:p>
      <text:p text:style-name="P17"><text:s text:c="4"/>margin: 0;</text:p>
      <text:p text:style-name="P17"><text:s text:c="4"/>padding: 0;</text:p>
      <text:p text:style-name="P17">}</text:p>
      <text:p text:style-name="P17"/>
      <text:p text:style-name="P17">body {</text:p>
      <text:p text:style-name="P17"><text:s text:c="4"/>font-family: "Catamaran", sans-serif;</text:p>
      <text:p text:style-name="P17"><text:s text:c="4"/>line-height: 1.6;</text:p>
      <text:p text:style-name="P17"><text:s text:c="4"/>color: #333;</text:p>
      <text:p text:style-name="P17"><text:soft-page-break/><text:s text:c="4"/>font-size: 1.1rem;</text:p>
      <text:p text:style-name="P17">}</text:p>
      <text:p text:style-name="P17"/>
      <text:p text:style-name="P17">h1,</text:p>
      <text:p text:style-name="P17">h2,</text:p>
      <text:p text:style-name="P17">h3,</text:p>
      <text:p text:style-name="P17">h4 {</text:p>
      <text:p text:style-name="P17"><text:s text:c="4"/>line-height: 1.3;</text:p>
      <text:p text:style-name="P17">}</text:p>
      <text:p text:style-name="P17"/>
      <text:p text:style-name="P17">a {</text:p>
      <text:p text:style-name="P17"><text:s text:c="4"/>color: var(--secondary-color); /* CSS Variables usage */</text:p>
      <text:p text:style-name="P17"><text:s text:c="4"/>text-decoration: none;</text:p>
      <text:p text:style-name="P17">}</text:p>
      <text:p text:style-name="P17"/>
      <text:p text:style-name="P17">ul {</text:p>
      <text:p text:style-name="P17"><text:s text:c="4"/>list-style: none;</text:p>
      <text:p text:style-name="P17">}</text:p>
      <text:p text:style-name="P17"/>
      <text:p text:style-name="P17">img {</text:p>
      <text:p text:style-name="P17"><text:s text:c="4"/>width: 100%;</text:p>
      <text:p text:style-name="P17">}</text:p>
      <text:p text:style-name="P17"/>
      <text:p text:style-name="P17">.container {</text:p>
      <text:p text:style-name="P17"><text:s text:c="4"/>max-width: 1100px; <text:span text:style-name="T1">/* Responsive purposes */</text:span></text:p>
      <text:p text:style-name="P17"><text:s text:c="4"/>margin: auto; <text:span text:style-name="T1">/* Even margin to left and right */</text:span></text:p>
      <text:p text:style-name="P17"><text:s text:c="4"/>overflow: hidden; <text:span text:style-name="T1">/* Nothing shows after the container limits */</text:span></text:p>
      <text:p text:style-name="P17"><text:s text:c="4"/>padding: 0 2rem;</text:p>
      <text:p text:style-name="P17">}</text:p>
      <text:p text:style-name="P11"/>
      <text:p text:style-name="P8"/>
      <text:p text:style-name="P8"/>
      <text:h text:style-name="Heading_20_1" text:outline-level="1">The Nav Bar</text:h>
      <text:p text:style-name="Text_20_body"/>
      <text:h text:style-name="Heading_20_2" text:outline-level="2">HTML</text:h>
      <text:p text:style-name="P17"/>
      <text:p text:style-name="P17"><text:soft-page-break/><text:s text:c="8"/>&lt;nav class="navbar"&gt;</text:p>
      <text:p text:style-name="P17"><text:s text:c="12"/>&lt;div class="container"&gt;</text:p>
      <text:p text:style-name="P17"><text:s text:c="16"/>&lt;h1 class="logo"&gt;Phono&lt;/h1&gt;</text:p>
      <text:p text:style-name="P17"><text:s text:c="16"/>&lt;ul class="nav"&gt;</text:p>
      <text:p text:style-name="P17"><text:s text:c="20"/>&lt;li&gt;&lt;a href="#home"&gt;Home&lt;/a&gt;&lt;/li&gt;</text:p>
      <text:p text:style-name="P17"><text:s text:c="20"/>&lt;li&gt;&lt;a href="#about"&gt;About&lt;/a&gt;&lt;/li&gt;</text:p>
      <text:p text:style-name="P17"><text:s text:c="16"/>&lt;/ul&gt;</text:p>
      <text:p text:style-name="P17"><text:s text:c="12"/>&lt;/div&gt;</text:p>
      <text:p text:style-name="P17"><text:s text:c="8"/>&lt;/nav&gt;</text:p>
      <text:p text:style-name="P17"/>
      <text:h text:style-name="Heading_20_2" text:outline-level="2">CSS</text:h>
      <text:p text:style-name="P17"/>
      <text:p text:style-name="P19">/****************</text:p>
      <text:p text:style-name="P19"/>
      <text:p text:style-name="P19">Nav Bar</text:p>
      <text:p text:style-name="P19"/>
      <text:p text:style-name="P19">****************/</text:p>
      <text:p text:style-name="P19"/>
      <text:p text:style-name="P19">.navbar {</text:p>
      <text:p text:style-name="P19"><text:s text:c="4"/>font-size: 1.2rem;</text:p>
      <text:p text:style-name="P19"><text:s text:c="4"/>padding-top: 0.3rem;</text:p>
      <text:p text:style-name="P19"><text:s text:c="4"/>padding-bottom: 0.3rem;</text:p>
      <text:p text:style-name="P19">}</text:p>
      <text:p text:style-name="P19"/>
      <text:p text:style-name="P20">/* Now we want to use CSS Grid to the navbar. If we use display:grid into the .navbar, the grid item will be the .container. We have to use the display:grid into the container. */</text:p>
      <text:p text:style-name="P19"/>
      <text:p text:style-name="P19">.navbar .container {</text:p>
      <text:p text:style-name="P19"><text:s text:c="4"/><text:span text:style-name="T4">display: grid;</text:span></text:p>
      <text:p text:style-name="P21"><text:s text:c="4"/>grid-template-columns: repeat(2, 1fr);</text:p>
      <text:p text:style-name="P19">}</text:p>
      <text:p text:style-name="P19"/>
      <text:p text:style-name="P19">.navbar .logo {</text:p>
      <text:p text:style-name="P19"><text:s text:c="4"/>font-size: 2rem;</text:p>
      <text:p text:style-name="P19">}</text:p>
      <text:p text:style-name="P19"/>
      <text:p text:style-name="P19"><text:soft-page-break/><text:span text:style-name="T4">.navbar .nav</text:span> {</text:p>
      <text:p text:style-name="P19"><text:s text:c="4"/>justify-self: flex-end;</text:p>
      <text:p text:style-name="P19"><text:s text:c="4"/>display: flex;</text:p>
      <text:p text:style-name="P19"><text:s text:c="4"/>align-items: center;</text:p>
      <text:p text:style-name="P19"><text:s text:c="4"/>justify-content: center;</text:p>
      <text:p text:style-name="P19">}</text:p>
      <text:p text:style-name="P19"/>
      <text:p text:style-name="P19">.navbar .nav a {</text:p>
      <text:p text:style-name="P19"><text:s text:c="4"/>padding: 0 1rem;</text:p>
      <text:p text:style-name="P19">}</text:p>
      <text:p text:style-name="P19"/>
      <text:p text:style-name="P19">.navbar .nav a:hover {</text:p>
      <text:p text:style-name="P19"><text:s text:c="4"/>color: #555;</text:p>
      <text:p text:style-name="P19">}</text:p>
      <text:p text:style-name="P25"/>
      <text:p text:style-name="P19"/>
      <text:h text:style-name="Heading_20_1" text:outline-level="1">Showcase</text:h>
      <text:p text:style-name="P22"/>
      <text:p text:style-name="P23">15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Open Sans" fo:font-family="'Ope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101cm" loext:contextual-spacing="false" fo:text-align="center" style:justify-single-word="false" style:page-number="auto"/>
      <style:text-properties style:font-name="Open Sans1" fo:font-family="'Open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start" style:justify-single-word="false"/>
      <style:text-properties style:font-name="Open Sans1" fo:font-family="'Open Sans'" style:font-style-name="Negrita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09cm" loext:contextual-spacing="false"/>
      <style:text-properties style:font-name="Open Sans1" fo:font-family="'Open Sans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5:22:53.628695635</meta:creation-date>
    <dc:title>Default Custom</dc:title>
    <meta:editing-cycles>11</meta:editing-cycles>
    <meta:editing-duration>PT10H4M16S</meta:editing-duration>
    <meta:generator>LibreOffice/6.2.5.2$Linux_X86_64 LibreOffice_project/a887734edd14b7c31b8ab527c0422d03c5e16f8b</meta:generator>
    <dc:date>2019-08-03T02:08:16.698840881</dc:date>
    <meta:document-statistic meta:table-count="0" meta:image-count="0" meta:object-count="0" meta:page-count="7" meta:paragraph-count="174" meta:word-count="477" meta:character-count="4652" meta:non-whitespace-character-count="3685"/>
    <meta:template xlink:type="simple" xlink:actuate="onRequest" xlink:title="Default Custom" xlink:href="../../../snap/libreoffice/138/.config/libreoffice/4/user/template/Default%20Custom.ott" meta:date="2019-08-02T15:24:53.964404821"/>
  </office:meta>
</office:document-meta>
</file>